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P1" style:family="paragraph" style:parent-style-name="Standard">
      <style:text-properties officeooo:paragraph-rsid="00040f7c"/>
    </style:style>
    <style:style style:name="P2" style:family="paragraph" style:parent-style-name="Standard">
      <style:paragraph-properties fo:text-align="justify" style:justify-single-word="false"/>
      <style:text-properties officeooo:paragraph-rsid="00040f7c"/>
    </style:style>
    <style:style style:name="P3" style:family="paragraph" style:parent-style-name="Table_20_Contents">
      <style:text-properties style:font-name="Arial" fo:font-size="11pt" style:font-size-asian="11pt" style:font-size-complex="11pt"/>
    </style:style>
    <style:style style:name="P4" style:family="paragraph" style:parent-style-name="Standard">
      <style:text-properties style:font-name="sans-serif" fo:font-size="17.25pt" officeooo:paragraph-rsid="00040f7c"/>
    </style:style>
    <style:style style:name="P5" style:family="paragraph" style:parent-style-name="Standard">
      <style:paragraph-properties fo:text-align="justify" style:justify-single-word="false"/>
      <style:text-properties officeooo:paragraph-rsid="00040f7c"/>
    </style:style>
    <style:style style:name="P6" style:family="paragraph" style:parent-style-name="Standard">
      <style:paragraph-properties fo:text-align="center" style:justify-single-word="false"/>
      <style:text-properties style:font-name="sans-serif" fo:font-size="17.25pt" style:text-underline-style="solid" style:text-underline-width="auto" style:text-underline-color="font-color" officeooo:paragraph-rsid="00071337" fo:background-color="#ffff00"/>
    </style:style>
    <style:style style:name="P7" style:family="paragraph" style:parent-style-name="Standard">
      <style:paragraph-properties fo:text-align="justify" style:justify-single-word="false"/>
      <style:text-properties officeooo:rsid="00071337" officeooo:paragraph-rsid="00071337"/>
    </style:style>
    <style:style style:name="P8" style:family="paragraph" style:parent-style-name="Standard">
      <style:paragraph-properties fo:text-align="justify" style:justify-single-word="false"/>
      <style:text-properties officeooo:rsid="000783f8" officeooo:paragraph-rsid="000783f8"/>
    </style:style>
    <style:style style:name="T1" style:family="text">
      <style:text-properties style:font-name="sans-serif" fo:font-size="13.5pt"/>
    </style:style>
    <style:style style:name="T2" style:family="text">
      <style:text-properties style:font-name="sans-serif" fo:font-size="13.5pt" officeooo:rsid="00040f7c"/>
    </style:style>
    <style:style style:name="T3" style:family="text">
      <style:text-properties officeooo:rsid="00040f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OLETÍN 3</text:p>
      <text:p text:style-name="P1"><text:span text:style-name="T1">1- El siguiente documento XML conti</text:span><text:span text:style-name="T2">e</text:span><text:span text:style-name="T1">ne 5 errores. ¿Cuáles son?. Corrígelos y a continuación</text:span> <text:span text:style-name="T1">muestra el resultado.</text:span> </text:p>
      <text:p text:style-name="P1"/>
      <table:table table:name="Tabla1" table:style-name="Tabla1">
        <table:table-column table:style-name="Tabla1.A"/>
        <table:table-row table:style-name="TableLine94404048942032">
          <table:table-cell table:style-name="Tabla1.A1" office:value-type="string">
            <text:p text:style-name="P3">&lt;?xml version="5.0" encoding="ISO-8859-1" ?&gt; </text:p>
            <text:p text:style-name="P3"><text:s text:c="3"/>&lt;breakfast menu titulo= menú&gt; </text:p>
            <text:p text:style-name="P3"><text:s text:c="5"/>&lt;food&gt;</text:p>
            <text:p text:style-name="P3"><text:s text:c="8"/>&lt;name&gt;Belgian Waffles&lt;/name&gt; </text:p>
            <text:p text:style-name="P3"><text:s text:c="9"/>&lt;price&gt;$5.95&lt;/price&gt; <text:s/></text:p>
            <text:p text:style-name="P3"><text:s text:c="9"/>&lt;description&gt;Una descripción en griego:Ω omega&lt;/description&gt; </text:p>
            <text:p text:style-name="P3"><text:s text:c="9"/>&lt;calories&gt;650&lt;/calories&gt; <text:s/></text:p>
            <text:p text:style-name="P3"><text:s text:c="5"/>&lt;<text:span text:style-name="T3">f</text:span>ood&gt; </text:p>
            <text:p text:style-name="P3"><text:s text:c="5"/>&lt;food&gt; </text:p>
            <text:p text:style-name="P3"><text:s text:c="7"/>&lt;name&gt;Strawberry Belgian Waffles&lt;/name&gt; </text:p>
            <text:p text:style-name="P3"><text:s text:c="7"/>&lt;price&gt;$7.95&lt;/price&gt; </text:p>
            <text:p text:style-name="P3"><text:s text:c="7"/>&lt;description&gt;Otra descripción&lt;/description&gt; </text:p>
            <text:p text:style-name="P3"><text:s text:c="7"/>&lt;calories&gt;900&lt;/calories&gt;</text:p>
            <text:p text:style-name="P3"><text:s text:c="3"/>&lt;/food&gt;</text:p>
            <text:p text:style-name="P3"><text:s/></text:p>
          </table:table-cell>
        </table:table-row>
      </table:table>
      <text:p text:style-name="P1"/>
      <text:p text:style-name="P2"><text:span text:style-name="T3"><text:s/></text:span><text:span text:style-name="T1">2- Hacer un documento XML sobre Cds de música que contenga los datos: título, artista y precio.</text:span> </text:p>
      <text:p text:style-name="P2"/>
      <text:p text:style-name="P2"><text:span text:style-name="T1">3- Hacer un documento XML sobre hoteles, donde tengas nombre, teléfono, dirección(calle y número), ciudad, pa</text:span><text:span text:style-name="T2">í</text:span><text:span text:style-name="T1">s, numero de estrellas, descripción del hotel, número habitaciones individuales, habitaciones dobles, habitaciones triples, suites. Probar si es un documento bien formado</text:span>.</text:p>
      <text:p text:style-name="P2"/>
      <text:p text:style-name="P2"><text:span text:style-name="T1">4- Construir un documento XML para el siguiente pedido que ha recibido por correo electrónico una empresa que se dedica a la venta de herramientas para jardinería:"Hola, necesito una cortadora de c</text:span><text:span text:style-name="T2">é</text:span><text:span text:style-name="T1">sped para mi jardín de esas que anuncian en oferta, me gustaría que fuera uno de esos modelos eléctricos, pues las de gasolina contaminan mucho. Me llamo Roberto Movilla, la cortadora la tendrán que enviar a Albacete, la dirección es Plaza de la Duquesa 12, la recogerá mi esposa que se llama Alicia Abad. Ahora que lo pienso también necesitaré 3 podadoras para los setos. Les paso mi dirección de aquí para lo referente al pago, es General Ricardos 56, aquí en Madrid. Es urgente, por favor, el césped está muy alto."La fecha del pedido es el 15 de septiembre de 2011. El empleado que se encarga del pedido ha comprobado algunos datos necesarios: el código postal de la dirección de Albacete es 05020 y el de la de Madrid 28055; también ha consultado el catálogo de productos y ha averiguado que la cortadora vale 148.95 euros y su código de producto es 872-AA, aunque no sabe si es o no eléctrica; una podadora vale 7.98 y su código es 926-FH</text:span> .</text:p>
      <text:p text:style-name="P2"/>
      <text:p text:style-name="P2"/>
      <text:p text:style-name="P2"><text:soft-page-break/></text:p>
      <text:p text:style-name="P2"/>
      <text:p text:style-name="P2"/>
      <text:p text:style-name="P2"/>
      <text:p text:style-name="P2"/>
      <text:p text:style-name="P6">BOLETÍN 3</text:p>
      <text:p text:style-name="P6"/>
      <text:p text:style-name="P7">1)</text:p>
      <text:p text:style-name="P7"/>
      <text:p text:style-name="P2">&lt;?xml version="1.0" encoding="UTF-8"?&gt;</text:p>
      <text:p text:style-name="P2"><text:s text:c="3"/>&lt;breakfastmenu titulo= "menú"&gt; </text:p>
      <text:p text:style-name="P2"><text:s text:c="5"/>&lt;food&gt;</text:p>
      <text:p text:style-name="P2"><text:s text:c="8"/>&lt;name&gt;Belgian Waffles&lt;/name&gt; </text:p>
      <text:p text:style-name="P2"><text:s text:c="9"/>&lt;price&gt;$5.95&lt;/price&gt; <text:s/></text:p>
      <text:p text:style-name="P2"><text:s text:c="9"/>&lt;description&gt;Una descripción en griego:Ω omega&lt;/description&gt; </text:p>
      <text:p text:style-name="P2"><text:s text:c="9"/>&lt;calories&gt;650&lt;/calories&gt; <text:s/></text:p>
      <text:p text:style-name="P2"><text:s text:c="5"/>&lt;/food&gt;</text:p>
      <text:p text:style-name="P2"><text:s text:c="5"/>&lt;food&gt; </text:p>
      <text:p text:style-name="P2"><text:s text:c="7"/>&lt;name&gt;Strawberry Belgian Waffles&lt;/name&gt; </text:p>
      <text:p text:style-name="P2"><text:s text:c="7"/>&lt;price&gt;$7.95&lt;/price&gt; </text:p>
      <text:p text:style-name="P2"><text:s text:c="7"/>&lt;description&gt;Otra descripción&lt;/description&gt; </text:p>
      <text:p text:style-name="P2"><text:s text:c="7"/>&lt;calories&gt;900&lt;/calories&gt;</text:p>
      <text:p text:style-name="P2"><text:s text:c="2"/>&lt;/food&gt;</text:p>
      <text:p text:style-name="P2"><text:s text:c="2"/>&lt;/breakfastmenu&gt;</text:p>
      <text:p text:style-name="P2"/>
      <text:p text:style-name="P2"><text:s/></text:p>
      <text:p text:style-name="P7">2)&lt;?xml version="1.0" encoding="UTF-8"?&gt;</text:p>
      <text:p text:style-name="P7">&lt;cds&gt;</text:p>
      <text:p text:style-name="P7">&lt;cd&gt;</text:p>
      <text:p text:style-name="P7">&lt;titulo&gt;Mundial&lt;/titulo&gt;</text:p>
      <text:p text:style-name="P7">&lt;artista&gt; Shkira &lt;/artista&gt;</text:p>
      <text:p text:style-name="P7">&lt;precio&gt;5.85&lt;/precio&gt;</text:p>
      <text:p text:style-name="P7">&lt;/cd&gt;</text:p>
      <text:p text:style-name="P7">&lt;cd&gt;</text:p>
      <text:p text:style-name="P7">&lt;titulo&gt;Like a Virgin&lt;/titulo&gt;</text:p>
      <text:p text:style-name="P7">&lt;artista&gt; Madona &lt;/artista&gt;</text:p>
      <text:p text:style-name="P7">&lt;precio&gt;5.85&lt;/precio&gt;</text:p>
      <text:p text:style-name="P7">&lt;/cd&gt;</text:p>
      <text:p text:style-name="P7">&lt;cd&gt;</text:p>
      <text:p text:style-name="P7">&lt;titulo&gt;Like &lt;/titulo&gt;</text:p>
      <text:p text:style-name="P7">&lt;artista&gt; Madona 2&lt;/artista&gt;</text:p>
      <text:p text:style-name="P7">&lt;precio&gt;5.85&lt;/precio&gt;</text:p>
      <text:p text:style-name="P7">&lt;/cd&gt;</text:p>
      <text:p text:style-name="P7">&lt;/cds&gt;</text:p>
      <text:p text:style-name="P7"/>
      <text:p text:style-name="P8">3) <text:s/>&lt;?xml version="1.0" encoding="UTF-8"?&gt;</text:p>
      <text:p text:style-name="P8">&lt;hotelesvigo&gt;</text:p>
      <text:p text:style-name="P8">&lt;hotel1&gt;</text:p>
      <text:p text:style-name="P8">&lt;nombre&gt; Hotel Vigo Plaza&lt;/nombre&gt;</text:p>
      <text:p text:style-name="P8">&lt;telefono&gt;969858954&lt;/telefono&gt;</text:p>
      <text:p text:style-name="P8">&lt;dirección&gt;</text:p>
      <text:p text:style-name="P8"><text:soft-page-break/>&lt;calle&gt; rúa do Progreso&lt;/calle&gt;</text:p>
      <text:p text:style-name="P8">&lt;numero&gt;13&lt;/numero&gt;</text:p>
      <text:p text:style-name="P8">&lt;/dirección&gt;</text:p>
      <text:p text:style-name="P8">&lt;ciudad&gt; Pontevedra&lt;/ciudad&gt;</text:p>
      <text:p text:style-name="P8">&lt;pais&gt;España&lt;/pais&gt;</text:p>
      <text:p text:style-name="P8">&lt;numerodeestrella&gt;4&lt;/numerodeestrella&gt;</text:p>
      <text:p text:style-name="P8">&lt;descripcióndelhotel&gt;</text:p>
      <text:p text:style-name="P8">&lt;numerohabitacionesindividuales&gt;25&lt;/numerohabitacionesindividuales&gt;</text:p>
      <text:p text:style-name="P8">&lt;habitacionesdobles&gt;20&lt;/habitacionesdobles&gt;</text:p>
      <text:p text:style-name="P8">&lt;habitacionestriples&gt;25&lt;/habitacionestriples&gt;</text:p>
      <text:p text:style-name="P8">&lt;suites&gt;20&lt;/suites&gt;</text:p>
      <text:p text:style-name="P8">&lt;/descripcióndelhotel&gt;</text:p>
      <text:p text:style-name="P8">&lt;/hotel1&gt;</text:p>
      <text:p text:style-name="P8"/>
      <text:p text:style-name="P8">&lt;hotel2&gt;</text:p>
      <text:p text:style-name="P8">&lt;nombre&gt; Hotel Silken Axis Vigo&lt;/nombre&gt;</text:p>
      <text:p text:style-name="P8">&lt;telefono&gt;98644 112&lt;/telefono&gt;</text:p>
      <text:p text:style-name="P8">&lt;dirección&gt;</text:p>
      <text:p text:style-name="P8">&lt;calle&gt; Rúa de María Berdiales&lt;/calle&gt;</text:p>
      <text:p text:style-name="P8">&lt;numero&gt;22&lt;/numero&gt;</text:p>
      <text:p text:style-name="P8">&lt;/dirección&gt;</text:p>
      <text:p text:style-name="P8">&lt;ciudad&gt; Pontevedra&lt;/ciudad&gt;</text:p>
      <text:p text:style-name="P8">&lt;pais&gt;España&lt;/pais&gt;</text:p>
      <text:p text:style-name="P8">&lt;numerodeestrella&gt;5&lt;/numerodeestrella&gt;</text:p>
      <text:p text:style-name="P8">&lt;descripcióndelhotel&gt;</text:p>
      <text:p text:style-name="P8">&lt;numerohabitacionesindividuales&gt;25&lt;/numerohabitacionesindividuales&gt;</text:p>
      <text:p text:style-name="P8">&lt;habitacionesdobles&gt;20&lt;/habitacionesdobles&gt;</text:p>
      <text:p text:style-name="P8">&lt;habitacionestriples&gt;25&lt;/habitacionestriples&gt;</text:p>
      <text:p text:style-name="P8">&lt;suites&gt;20&lt;/suites&gt;</text:p>
      <text:p text:style-name="P8">&lt;/descripcióndelhotel&gt;</text:p>
      <text:p text:style-name="P8">&lt;/hotel2&gt;</text:p>
      <text:p text:style-name="P8">&lt;/hotelesvigo&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1T16:00:42.097000000</meta:creation-date>
    <dc:date>2022-09-22T13:06:08.494548394</dc:date>
    <meta:editing-duration>PT1H42M16S</meta:editing-duration>
    <meta:editing-cycles>2</meta:editing-cycles>
    <meta:generator>LibreOffice/7.3.5.2$Linux_X86_64 LibreOffice_project/30$Build-2</meta:generator>
    <meta:document-statistic meta:table-count="1" meta:image-count="0" meta:object-count="0" meta:page-count="3" meta:paragraph-count="93" meta:word-count="420" meta:character-count="3868" meta:non-whitespace-character-count="3340"/>
  </office:meta>
</office:document-meta>
</file>